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05ac"/>
    </style:style>
    <style:style style:name="P2" style:family="paragraph" style:parent-style-name="Standard">
      <style:text-properties officeooo:paragraph-rsid="000405ac"/>
    </style:style>
    <style:style style:name="P3" style:family="paragraph" style:parent-style-name="Standard">
      <style:text-properties officeooo:paragraph-rsid="0007947c"/>
    </style:style>
    <style:style style:name="T1" style:family="text">
      <style:text-properties officeooo:rsid="000405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a el proyecto de la 2ª evaluación se pide la elaboración de la interfaz de una web que</text:p>
      <text:p text:style-name="Standard">podría ser una landing page o un blog o similar, con distintas secciones, como por ejemplo:<text:line-break/></text:p>
      <text:p text:style-name="P1"><text:span text:style-name="T1">- U</text:span>na página de inicio.</text:p>
      <text:p text:style-name="P1">- <text:span text:style-name="T1">U</text:span>na sección de noticias,.</text:p>
      <text:p text:style-name="P1">- <text:span text:style-name="T1">U</text:span>na galería de imágenes.</text:p>
      <text:p text:style-name="P3">- <text:span text:style-name="T1">U</text:span>na sección de contacto.</text:p>
      <text:p text:style-name="Standard"/>
      <text:p text:style-name="Standard"/>
      <text:p text:style-name="Standard">Entre todas las secciones deben incluirse al menos 15 de los componentes de bootstrap,</text:p>
      <text:p text:style-name="Standard">que deberán distribuirse a lo largo de las secciones, procurando que cada sección tenga</text:p>
      <text:p text:style-name="Standard">un máximo de 3 componentes, por lo que al menos la web deberá contar con 5 secciones.</text:p>
      <text:p text:style-name="Standard">Además, en alguna de las secciones debe incluirse al menos un formulario, en el que se</text:p>
      <text:p text:style-name="Standard">usen las clases propias de bootstrap.</text:p>
      <text:p text:style-name="Standard"/>
      <text:p text:style-name="Standard"/>
      <text:p text:style-name="Standard">https://semanasantadeplasencia.com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9:14:47.503000000</meta:creation-date>
    <dc:date>2024-02-08T16:26:26.282000000</dc:date>
    <meta:editing-duration>PT2M56S</meta:editing-duration>
    <meta:editing-cycles>4</meta:editing-cycles>
    <meta:generator>LibreOffice/7.5.6.2$Windows_X86_64 LibreOffice_project/f654817fb68d6d4600d7d2f6b647e47729f55f15</meta:generator>
    <meta:document-statistic meta:table-count="0" meta:image-count="0" meta:object-count="0" meta:page-count="1" meta:paragraph-count="12" meta:word-count="122" meta:character-count="699" meta:non-whitespace-character-count="588"/>
  </office:meta>
</office:document-meta>
</file>